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2.962cm" style:rel-column-width="11408*"/>
    </style:style>
    <style:style style:name="Tableau1.B" style:family="table-column">
      <style:table-column-properties style:column-width="7.278cm" style:rel-column-width="28034*"/>
    </style:style>
    <style:style style:name="Tableau1.C" style:family="table-column">
      <style:table-column-properties style:column-width="6.773cm" style:rel-column-width="26093*"/>
    </style:style>
    <style:style style:name="Tableau1.1" style:family="table-row">
      <style:table-row-properties style:row-height="0.926cm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2" style:family="table-row">
      <style:table-row-properties style:row-height="1cm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paragraph-properties fo:margin-left="-0.122cm" fo:margin-right="0cm" fo:text-indent="0cm" style:auto-text-indent="false"/>
    </style:style>
    <style:style style:name="P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margin-top="0.199cm" fo:margin-bottom="0cm" fo:line-height="100%" fo:text-align="center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Table_20_Contents">
      <style:paragraph-properties fo:margin-top="0.199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margin-top="0cm" fo:margin-bottom="0cm" fo:line-height="100%" fo:text-align="center" style:justify-single-word="false" fo:padding="0cm" fo:border-left="none" fo:border-right="none" fo:border-top="none" fo:border-bottom="0.035cm solid #000000" style:shadow="none"/>
      <style:text-properties style:font-name="Arial" fo:font-size="6pt" style:font-size-asian="6pt" style:font-size-complex="6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1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AISSE CANTONALE VAUDOISE DE COMPENSATION AVS</text:p>
      <text:p text:style-name="P7">CAISSE CANTONALE D'ALLOCATIONS FAMILIALES</text:p>
      <text:p text:style-name="P8">Rue du Lac 37<text:tab/>1815 CLARENS<text:tab/>Tél. 021 964 12 11 <text:s text:c="3"/>Fax 021 964 15 38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2" office:value-type="string">
            <text:p text:style-name="P4"/>
            <text:p text:style-name="P4"/>
          </table:table-cell>
          <table:covered-table-cell/>
          <table:table-cell table:style-name="Tableau1.C1" office:value-type="string">
            <text:p text:style-name="P11">%=IS_COPIE=%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4">%=NOM_COLLABORATEUR=%</text:p>
            <text:p text:style-name="P4">%=SERVICE_COLLABORATEUR=%</text:p>
            <text:p text:style-name="P4"/>
          </table:table-cell>
          <table:covered-table-cell/>
          <table:table-cell table:style-name="Tableau1.C1" office:value-type="string">
            <text:p text:style-name="P2">%=HEADER_RECOMMANDE=%</text:p>
            <text:p text:style-name="P2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6">%=DATE_ET_LIEU=%</text:p>
          </table:table-cell>
          <table:covered-table-cell/>
          <table:table-cell table:style-name="Tableau1.A1" table:number-rows-spanned="3" office:value-type="string">
            <text:p text:style-name="P2">%=ADRESS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/>
          </table:table-cell>
          <table:covered-table-cell/>
        </table:table-row>
        <table:table-row>
          <table:table-cell table:style-name="Tableau1.A1" office:value-type="string">
            <text:p text:style-name="P5">%=LIBELLE=%</text:p>
          </table:table-cell>
          <table:table-cell table:style-name="Tableau1.A1" office:value-type="string">
            <text:p text:style-name="P5">%=VALEUR=%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0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</dc:creator>
    <dc:date>2011-05-26T11:38:39</dc:date>
    <meta:printed-by>mike</meta:printed-by>
    <meta:print-date>2011-04-20T15:34:26</meta:print-date>
    <meta:editing-cycles>67</meta:editing-cycles>
    <meta:editing-duration>PT2H41M3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42" meta:character-count="302"/>
  </office:meta>
</office:document-meta>
</file>